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F000002FE96FB61C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7.9634in" svg:height="6.1827in" draw:z-index="0"><draw:image xlink:href="Pictures/100000000000040F000002FE96FB61C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23:10:02.506357419</meta:creation-date>
    <meta:print-date>2014-02-09T23:11:46.932550724</meta:print-date>
    <dc:date>2014-02-09T23:11:56.439261042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